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6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8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9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Kappaleenoletusfontti" style:family="text">
      <style:text-properties fo:font-weight="bold" style:font-weight-asian="bold" style:font-weight-complex="bold" fo:font-size="18pt" style:font-size-asian="18pt" style:font-size-complex="18pt" fo:language="fi" fo:country="FI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fo:language="fi" fo:country="FI"/>
    </style:style>
    <style:style style:name="T12" style:parent-style-name="Kappaleenoletusfontti" style:family="text">
      <style:text-properties fo:font-weight="bold" style:font-weight-asian="bold" style:font-weight-complex="bold" fo:font-size="14pt" style:font-size-asian="14pt" style:font-size-complex="14pt" fo:language="fi" fo:country="FI"/>
    </style:style>
    <style:style style:name="P13" style:parent-style-name="Standard" style:family="paragraph">
      <style:text-properties fo:font-size="14pt" style:font-size-asian="14pt" style:font-size-complex="14pt" fo:language="fi" fo:country="FI"/>
    </style:style>
    <style:style style:name="P14" style:parent-style-name="Standard" style:family="paragraph">
      <style:text-properties fo:font-weight="bold" style:font-weight-asian="bold" style:font-weight-complex="bold" fo:language="fi" fo:country="FI"/>
    </style:style>
    <style:style style:name="P15" style:parent-style-name="Standard" style:family="paragraph">
      <style:text-properties fo:language="fi" fo:country="FI"/>
    </style:style>
    <style:style style:name="P16" style:parent-style-name="Standard" style:family="paragraph">
      <style:text-properties fo:language="fi" fo:country="FI"/>
    </style:style>
    <style:style style:name="P17" style:parent-style-name="Standard" style:family="paragraph">
      <style:text-properties fo:language="fi" fo:country="FI"/>
    </style:style>
    <style:style style:name="P18" style:parent-style-name="Standard" style:family="paragraph">
      <style:text-properties fo:language="fi" fo:country="FI"/>
    </style:style>
    <style:style style:name="P19" style:parent-style-name="Standard" style:family="paragraph">
      <style:text-properties fo:language="fi" fo:country="FI"/>
    </style:style>
    <style:style style:name="P20" style:parent-style-name="Standard" style:family="paragraph">
      <style:text-properties fo:font-weight="bold" style:font-weight-asian="bold" style:font-weight-complex="bold" fo:language="fi" fo:country="FI"/>
    </style:style>
    <style:style style:name="P21" style:parent-style-name="Standard" style:family="paragraph">
      <style:text-properties fo:language="fi" fo:country="FI"/>
    </style:style>
    <style:style style:name="P22" style:parent-style-name="Standard" style:family="paragraph">
      <style:text-properties fo:language="fi" fo:country="FI"/>
    </style:style>
    <style:style style:name="P23" style:parent-style-name="Standard" style:family="paragraph">
      <style:text-properties fo:language="fi" fo:country="FI"/>
    </style:style>
    <style:style style:name="P24" style:parent-style-name="Standard" style:family="paragraph">
      <style:text-properties fo:language="fi" fo:country="FI"/>
    </style:style>
    <style:style style:name="P25" style:parent-style-name="Standard" style:family="paragraph">
      <style:text-properties fo:language="fi" fo:country="FI"/>
    </style:style>
    <style:style style:name="P26" style:parent-style-name="Standard" style:family="paragraph">
      <style:text-properties fo:language="fi" fo:country="FI"/>
    </style:style>
    <style:style style:name="P27" style:parent-style-name="Standard" style:family="paragraph">
      <style:text-properties fo:language="fi" fo:country="FI"/>
    </style:style>
    <style:style style:name="P28" style:parent-style-name="Standard" style:family="paragraph">
      <style:text-properties fo:font-size="14pt" style:font-size-asian="14pt" style:font-size-complex="14pt" fo:language="fi" fo:country="FI"/>
    </style:style>
    <style:style style:name="P29" style:parent-style-name="Standard" style:family="paragraph">
      <style:text-properties fo:font-weight="bold" style:font-weight-asian="bold" style:font-weight-complex="bold" fo:language="fi" fo:country="FI"/>
    </style:style>
    <style:style style:name="P30" style:parent-style-name="Standard" style:family="paragraph">
      <style:text-properties fo:language="fi" fo:country="FI"/>
    </style:style>
    <style:style style:name="P31" style:parent-style-name="Standard" style:family="paragraph">
      <style:text-properties fo:language="fi" fo:country="FI"/>
    </style:style>
    <style:style style:name="P32" style:parent-style-name="Standard" style:family="paragraph">
      <style:text-properties fo:language="fi" fo:country="FI"/>
    </style:style>
    <style:style style:name="P33" style:parent-style-name="Standard" style:family="paragraph">
      <style:text-properties fo:language="fi" fo:country="FI"/>
    </style:style>
    <style:style style:name="P34" style:parent-style-name="Standard" style:family="paragraph">
      <style:text-properties fo:font-weight="bold" style:font-weight-asian="bold" style:font-weight-complex="bold" fo:language="fi" fo:country="FI"/>
    </style:style>
    <style:style style:name="P35" style:parent-style-name="Standard" style:family="paragraph">
      <style:text-properties fo:language="fi" fo:country="FI"/>
    </style:style>
    <style:style style:name="P36" style:parent-style-name="Standard" style:family="paragraph">
      <style:text-properties fo:language="fi" fo:country="FI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s text:c="9"/></text:span><text:span text:style-name="T10">Tuntikirjanpito</text:span></text:p>
      <text:p text:style-name="P11"/>
      <text:p text:style-name="Standard"><text:span text:style-name="T12">Ryhmän nimi: Wycliffe</text:span></text:p>
      <text:p text:style-name="P13"/>
      <text:p text:style-name="P14">JOHANNA TUHKANEN, 013975847</text:p>
      <text:p text:style-name="P15">2 h, suunnittelu</text:p>
      <text:p text:style-name="P16">1 h, tietokantakaavion tekeminen</text:p>
      <text:p text:style-name="P17">2 h, Githubin käyttöönotto</text:p>
      <text:p text:style-name="P18">3 h kehitystä ja raportin viimeistelyä</text:p>
      <text:p text:style-name="P19"/>
      <text:p text:style-name="P20">MIKKO VIRTALA, 014417951</text:p>
      <text:p text:style-name="P21">2 h, suunnittelu</text:p>
      <text:p text:style-name="P22">1 h, käyttötapauskaavion tekeminen</text:p>
      <text:p text:style-name="P23">1 h, käyttötapauskaavion parantelu</text:p>
      <text:p text:style-name="P24">1 h, githubin käyttöönotto,</text:p>
      <text:p text:style-name="P25">3 h, kehitys</text:p>
      <text:p text:style-name="P26">4 h, kehitys</text:p>
      <text:p text:style-name="P27">3 h, kehitys</text:p>
      <text:p text:style-name="P28"/>
      <text:p text:style-name="P29">ESSI SAARIO, 014245411</text:p>
      <text:p text:style-name="P30">2 h, suunnittelu</text:p>
      <text:p text:style-name="P31">1 h, create table – käskyjen luominen</text:p>
      <text:p text:style-name="P32">1 h, Githubin käyttöönotto</text:p>
      <text:p text:style-name="P33"/>
      <text:p text:style-name="P34">JUHO LIPPONEN, 014612332</text:p>
      <text:p text:style-name="P35">2 h,<text:s/>suunnittelu</text:p>
      <text:p text:style-name="P36">1 h, käsitekaavion tekeminen</text:p>
      <text:p text:style-name="Standard">1 h, githubin käyttöönotto</text:p>
      <text:p text:style-name="Standard">2 h, herokun käyttöönott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ho</dc:creator>
    <meta:creation-date>2017-06-05T15:23:00Z</meta:creation-date>
    <dc:date>2017-06-19T11:43:00Z</dc:date>
    <meta:template xlink:href="Normal" xlink:type="simple"/>
    <meta:editing-cycles>6</meta:editing-cycles>
    <meta:editing-duration>PT3240S</meta:editing-duration>
    <meta:document-statistic meta:page-count="1" meta:paragraph-count="1" meta:word-count="67" meta:character-count="610" meta:row-count="4" meta:non-whitespace-character-count="544"/>
  </office:meta>
</office:document-meta>
</file>